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7.25in" fo:margin-left="-0.075in" style:page-number="auto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5924in"/>
    </style:style>
    <style:style style:name="Table1.C" style:family="table-column">
      <style:table-column-properties style:column-width="0.1576in"/>
    </style:style>
    <style:style style:name="Table1.D" style:family="table-column">
      <style:table-column-properties style:column-width="2.37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458in" fo:keep-together="auto"/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1979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6" style:family="table-row">
      <style:table-row-properties style:min-row-height="0.5625in" fo:keep-together="auto"/>
    </style:style>
    <style:style style:name="Table1.A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7" style:family="table-row">
      <style:table-row-properties style:min-row-height="0.0556in" fo:keep-together="auto"/>
    </style:style>
    <style:style style:name="Table1.A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8" style:family="table-row">
      <style:table-row-properties style:min-row-height="0.6132in"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0" style:family="table-row">
      <style:table-row-properties style:min-row-height="1.15in" fo:keep-together="auto"/>
    </style:style>
    <style:style style:name="Table1.A10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1" style:family="table-row">
      <style:table-row-properties style:min-row-height="0.2153in" fo:keep-together="auto"/>
    </style:style>
    <style:style style:name="Table1.A1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2" style:family="table-row">
      <style:table-row-properties style:min-row-height="0.0917in" fo:keep-together="auto"/>
    </style:style>
    <style:style style:name="Table1.A1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3" style:family="table-row">
      <style:table-row-properties style:min-row-height="0.1563in" fo:keep-together="auto"/>
    </style:style>
    <style:style style:name="Table1.A13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4" style:family="table-row">
      <style:table-row-properties style:min-row-height="0.048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6" style:family="table-row">
      <style:table-row-properties style:min-row-height="0.3806in" fo:keep-together="auto"/>
    </style:style>
    <style:style style:name="Table1.A16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1" fo:font-size="10pt" officeooo:rsid="0080ab90" officeooo:paragraph-rsid="0080ab90" style:font-size-asian="10pt" style:font-name-complex="Calibri1" style:font-size-complex="10pt"/>
    </style:style>
    <style:style style:name="P2" style:family="paragraph" style:parent-style-name="Standard">
      <style:text-properties style:font-name="Calibri1" fo:font-size="10pt" officeooo:rsid="0081ccdf" officeooo:paragraph-rsid="0081ccdf" style:font-size-asian="10pt" style:font-name-complex="Calibri1" style:font-size-complex="10pt"/>
    </style:style>
    <style:style style:name="P3" style:family="paragraph" style:parent-style-name="Standard">
      <style:text-properties style:font-name="Calibri1" fo:font-size="10pt" fo:font-weight="normal" officeooo:rsid="0081ccdf" officeooo:paragraph-rsid="0081ccdf" style:font-size-asian="10pt" style:font-weight-asian="normal" style:font-name-complex="Calibri1" style:font-size-complex="10pt" style:font-weight-complex="normal"/>
    </style:style>
    <style:style style:name="P4" style:family="paragraph" style:parent-style-name="Standard">
      <style:text-properties style:font-name="Calibri1" fo:font-size="10pt" fo:font-weight="bold" officeooo:rsid="0022eecc" officeooo:paragraph-rsid="00b92638" style:font-size-asian="10pt" style:font-weight-asian="bold" style:font-name-complex="Calibri1" style:font-size-complex="10pt"/>
    </style:style>
    <style:style style:name="P5" style:family="paragraph" style:parent-style-name="Standard">
      <style:text-properties style:font-name="Calibri1" fo:font-size="10pt" fo:font-weight="bold" officeooo:paragraph-rsid="00b92638" style:font-size-asian="10pt" style:font-weight-asian="bold" style:font-name-complex="Calibri1" style:font-size-complex="10pt"/>
    </style:style>
    <style:style style:name="P6" style:family="paragraph" style:parent-style-name="Standard">
      <style:text-properties style:font-name="Calibri1" fo:font-size="10pt" fo:font-style="italic" fo:font-weight="normal" officeooo:rsid="0081ccdf" officeooo:paragraph-rsid="00d516c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7" style:family="paragraph" style:parent-style-name="Standard">
      <style:text-properties style:font-name="Calibri1" fo:font-size="10pt" fo:font-style="italic" fo:font-weight="normal" officeooo:rsid="0081ccdf" officeooo:paragraph-rsid="00d8c56b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8" style:family="paragraph" style:parent-style-name="Standard">
      <style:text-properties style:font-name="Calibri1" fo:font-size="11pt" fo:font-weight="bold" officeooo:paragraph-rsid="00c1c0a7" style:font-size-asian="11pt" style:font-weight-asian="bold" style:font-name-complex="Calibri1" style:font-size-complex="11pt"/>
    </style:style>
    <style:style style:name="P9" style:family="paragraph" style:parent-style-name="Standard">
      <style:paragraph-properties fo:text-align="end" style:justify-single-word="false"/>
      <style:text-properties officeooo:rsid="0030497a" officeooo:paragraph-rsid="0030497a"/>
    </style:style>
    <style:style style:name="P10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0pt" fo:font-weight="normal" officeooo:paragraph-rsid="0023236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0pt" fo:font-weight="normal" officeooo:paragraph-rsid="0022eecc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officeooo:paragraph-rsid="00b92638" style:font-size-asian="10pt" style:font-size-complex="10pt"/>
    </style:style>
    <style:style style:name="P14" style:family="paragraph" style:parent-style-name="Standard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P15" style:family="paragraph" style:parent-style-name="Standard">
      <style:text-properties fo:font-variant="small-caps" style:font-name="Calibri1" fo:font-size="11pt" fo:font-weight="bold" officeooo:rsid="0078e127" style:font-size-asian="11pt" style:font-weight-asian="bold" style:font-name-complex="Calibri1" style:font-size-complex="11pt"/>
    </style:style>
    <style:style style:name="P16" style:family="paragraph" style:parent-style-name="Standard">
      <style:text-properties fo:font-variant="small-caps" style:font-name="Calibri1" fo:font-size="11pt" fo:font-weight="bold" officeooo:rsid="0078e127" officeooo:paragraph-rsid="0051bb18" style:font-size-asian="11pt" style:font-weight-asian="bold" style:font-name-complex="Calibri1" style:font-size-complex="11pt"/>
    </style:style>
    <style:style style:name="P17" style:family="paragraph" style:parent-style-name="Standard">
      <style:text-properties fo:font-variant="small-caps" style:font-name="Calibri1" fo:font-size="11pt" fo:font-weight="bold" officeooo:rsid="00c1c0a7" officeooo:paragraph-rsid="00c1c0a7" style:font-size-asian="11pt" style:font-weight-asian="bold" style:font-name-complex="Calibri1" style:font-size-complex="11pt" style:font-weight-complex="bold"/>
    </style:style>
    <style:style style:name="P18" style:family="paragraph" style:parent-style-name="Standard">
      <style:text-properties style:font-name="Calibri" fo:font-size="10pt" officeooo:rsid="0030497a" officeooo:paragraph-rsid="0030497a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0pt" officeooo:rsid="0030497a" officeooo:paragraph-rsid="0030497a" style:font-size-asian="10pt" style:font-size-complex="10pt"/>
    </style:style>
    <style:style style:name="P20" style:family="paragraph" style:parent-style-name="Standard">
      <style:text-properties style:font-name="Calibri" fo:font-size="10pt" officeooo:paragraph-rsid="00d87266" style:font-size-asian="10pt" style:font-size-complex="10pt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style:font-name="Calibri1" fo:font-size="7pt" style:font-size-asian="7pt" style:font-name-complex="Calibri1" style:font-size-complex="11pt"/>
    </style:style>
    <style:style style:name="P22" style:family="paragraph" style:parent-style-name="Standard">
      <style:paragraph-properties fo:margin-left="0.05in" fo:margin-right="0in" fo:text-indent="0in" style:auto-text-indent="false"/>
      <style:text-properties style:font-name="Calibri1" fo:font-size="10pt" fo:font-style="italic" officeooo:paragraph-rsid="00b92638" style:font-size-asian="10pt" style:font-style-asian="italic" style:font-name-complex="Calibri1" style:font-size-complex="10pt" style:font-style-complex="italic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alibri" fo:font-size="10pt" fo:font-style="italic" officeooo:rsid="00b95b15" officeooo:paragraph-rsid="00b95b15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Calibri1" fo:font-size="10pt" fo:font-style="italic" fo:font-weight="normal" officeooo:paragraph-rsid="00b92638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25" style:family="paragraph" style:parent-style-name="Text_20_body">
      <style:text-properties officeooo:paragraph-rsid="00cdf954"/>
    </style:style>
    <style:style style:name="P26" style:family="paragraph" style:parent-style-name="Achievement">
      <style:text-properties fo:font-size="10pt" officeooo:paragraph-rsid="00b9bd08"/>
    </style:style>
    <style:style style:name="P27" style:family="paragraph" style:parent-style-name="Achievement">
      <style:text-properties fo:font-size="10pt" officeooo:paragraph-rsid="00db96e0" style:font-size-asian="10pt" style:font-size-complex="10pt"/>
    </style:style>
    <style:style style:name="P28" style:family="paragraph" style:parent-style-name="Achievement">
      <style:text-properties style:font-name="Calibri1" fo:font-size="10pt" fo:font-weight="normal" officeooo:rsid="00d050a4" officeooo:paragraph-rsid="00b9bd08" style:font-size-asian="10pt" style:font-weight-asian="normal" style:font-name-complex="Calibri1" style:font-size-complex="10pt" style:font-weight-complex="normal"/>
    </style:style>
    <style:style style:name="P29" style:family="paragraph" style:parent-style-name="Achievement">
      <style:text-properties style:font-name="Calibri1" fo:font-size="10pt" officeooo:paragraph-rsid="004bf780" style:font-size-asian="10pt" style:font-name-complex="Calibri1" style:font-size-complex="10pt"/>
    </style:style>
    <style:style style:name="P30" style:family="paragraph" style:parent-style-name="Achievement">
      <style:text-properties style:font-name="Calibri1" fo:font-size="10pt" officeooo:paragraph-rsid="004ecaf9" style:font-size-asian="10pt" style:font-name-complex="Calibri1" style:font-size-complex="10pt"/>
    </style:style>
    <style:style style:name="P31" style:family="paragraph" style:parent-style-name="Achievement">
      <style:text-properties officeooo:paragraph-rsid="00a318f8"/>
    </style:style>
    <style:style style:name="P32" style:family="paragraph" style:parent-style-name="Achievement">
      <style:text-properties officeooo:paragraph-rsid="00a2b38b"/>
    </style:style>
    <style:style style:name="P33" style:family="paragraph" style:parent-style-name="Achievement">
      <style:text-properties style:font-name="Calibri" fo:font-size="10pt" officeooo:paragraph-rsid="0099e2e2" style:font-size-asian="10pt" style:font-size-complex="10pt"/>
    </style:style>
    <style:style style:name="P34" style:family="paragraph" style:parent-style-name="Achievement">
      <style:text-properties style:font-name="Calibri" fo:font-size="10pt" officeooo:paragraph-rsid="0074d39b" style:font-size-asian="10pt" style:font-size-complex="10pt"/>
    </style:style>
    <style:style style:name="P35" style:family="paragraph" style:parent-style-name="Achievement">
      <style:text-properties style:font-name="Calibri" fo:font-size="10pt" officeooo:paragraph-rsid="00975e1c" style:font-size-asian="10pt" style:font-size-complex="10pt"/>
    </style:style>
    <style:style style:name="P36" style:family="paragraph" style:parent-style-name="Achievement">
      <style:text-properties style:font-name="Calibri" fo:font-size="10pt" officeooo:paragraph-rsid="00dd28c3" style:font-size-asian="10pt" style:font-size-complex="10pt"/>
    </style:style>
    <style:style style:name="P37" style:family="paragraph" style:parent-style-name="Achievement">
      <style:text-properties fo:font-variant="normal" fo:text-transform="none" fo:color="#000000" style:font-name="Calibri" fo:font-size="10pt" fo:letter-spacing="normal" fo:font-style="normal" fo:font-weight="normal" officeooo:paragraph-rsid="009c5f5a" style:font-size-asian="10pt" style:font-size-complex="10pt"/>
    </style:style>
    <style:style style:name="P38" style:family="paragraph" style:parent-style-name="Achievement">
      <style:text-properties style:font-name="Calibri" fo:font-size="10pt" style:font-size-asian="10pt" style:font-size-complex="10pt"/>
    </style:style>
    <style:style style:name="P39" style:family="paragraph" style:parent-style-name="Achievement">
      <style:text-properties style:font-name="Calibri" fo:font-size="10pt" officeooo:rsid="00d98177" officeooo:paragraph-rsid="00d98177" style:font-size-asian="10pt" style:font-size-complex="10pt"/>
    </style:style>
    <style:style style:name="P40" style:family="paragraph" style:parent-style-name="Achievement" style:list-style-name="WW8Num4">
      <style:text-properties style:font-name="Calibri" fo:font-size="10pt" officeooo:paragraph-rsid="0085b25d" style:font-size-asian="10pt" style:font-size-complex="10pt"/>
    </style:style>
    <style:style style:name="P41" style:family="paragraph" style:parent-style-name="Achievement">
      <style:text-properties style:font-name="Calibri" fo:font-size="10pt" officeooo:paragraph-rsid="004d03d8" style:font-size-asian="10pt" style:font-size-complex="10pt"/>
    </style:style>
    <style:style style:name="P42" style:family="paragraph" style:parent-style-name="Achievement">
      <style:text-properties style:font-name="Calibri" fo:font-size="10pt" officeooo:paragraph-rsid="004dc658" style:font-size-asian="10pt" style:font-size-complex="10pt"/>
    </style:style>
    <style:style style:name="P43" style:family="paragraph" style:parent-style-name="Achievement">
      <style:text-properties style:font-name="Calibri" officeooo:rsid="00d98177" officeooo:paragraph-rsid="00d98177"/>
    </style:style>
    <style:style style:name="P44" style:family="paragraph" style:parent-style-name="Achievement" style:list-style-name="WW8Num4">
      <style:paragraph-properties fo:margin-left="0in" fo:margin-right="0in" fo:text-indent="0in" style:auto-text-indent="false"/>
      <style:text-properties style:font-name="Calibri" fo:font-size="10pt" officeooo:paragraph-rsid="0073e7dd" style:font-size-asian="10pt" style:font-size-complex="10pt"/>
    </style:style>
    <style:style style:name="P45" style:family="paragraph">
      <style:paragraph-properties fo:text-align="center" style:writing-mode="lr-tb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officeooo:rsid="0066abc6" style:font-name-complex="Calibri1"/>
    </style:style>
    <style:style style:name="T3" style:family="text">
      <style:text-properties style:font-name="Calibri1" officeooo:rsid="0063b056" style:font-name-complex="Calibri1"/>
    </style:style>
    <style:style style:name="T4" style:family="text">
      <style:text-properties style:font-name="Calibri1" officeooo:rsid="0066a6d9" style:font-name-complex="Calibri1"/>
    </style:style>
    <style:style style:name="T5" style:family="text">
      <style:text-properties style:font-name="Calibri1" officeooo:rsid="00232361" style:font-name-complex="Calibri1"/>
    </style:style>
    <style:style style:name="T6" style:family="text">
      <style:text-properties style:font-name="Calibri1" officeooo:rsid="000d3c20" style:font-name-complex="Calibri1"/>
    </style:style>
    <style:style style:name="T7" style:family="text">
      <style:text-properties style:font-name="Calibri1" officeooo:rsid="0022eecc" style:font-name-complex="Calibri1"/>
    </style:style>
    <style:style style:name="T8" style:family="text">
      <style:text-properties style:font-name="Calibri1" officeooo:rsid="0080095c" style:font-name-complex="Calibri1"/>
    </style:style>
    <style:style style:name="T9" style:family="text">
      <style:text-properties style:font-name="Calibri1" officeooo:rsid="008fbe35" style:font-name-complex="Calibri1"/>
    </style:style>
    <style:style style:name="T10" style:family="text">
      <style:text-properties style:font-name="Calibri1" officeooo:rsid="00a2b38b" style:font-name-complex="Calibri1"/>
    </style:style>
    <style:style style:name="T11" style:family="text">
      <style:text-properties style:font-name="Calibri1" fo:font-weight="bold" style:font-weight-asian="bold" style:font-name-complex="Calibri1"/>
    </style:style>
    <style:style style:name="T12" style:family="text">
      <style:text-properties style:font-name="Calibri1" fo:font-weight="bold" style:font-weight-asian="bold" style:font-name-complex="Calibri1" style:font-weight-complex="bold"/>
    </style:style>
    <style:style style:name="T13" style:family="text">
      <style:text-properties style:font-name="Calibri1" fo:font-weight="bold" officeooo:rsid="0063b056" style:font-weight-asian="bold" style:font-name-complex="Calibri1" style:font-weight-complex="bold"/>
    </style:style>
    <style:style style:name="T14" style:family="text">
      <style:text-properties style:font-name="Calibri1" fo:font-weight="bold" style:font-weight-asian="bold" style:font-name-complex="Calibri1" style:font-style-complex="italic" style:font-weight-complex="bold"/>
    </style:style>
    <style:style style:name="T15" style:family="text">
      <style:text-properties style:font-name="Calibri1" fo:font-weight="bold" officeooo:rsid="008390c4" style:font-weight-asian="bold" style:font-name-complex="Calibri1" style:font-style-complex="italic" style:font-weight-complex="bold"/>
    </style:style>
    <style:style style:name="T16" style:family="text">
      <style:text-properties style:font-name="Calibri1" fo:font-weight="bold" officeooo:rsid="007d6996" style:font-size-asian="10pt" style:font-weight-asian="bold" style:font-name-complex="Calibri1" style:font-size-complex="10pt" style:font-weight-complex="bold"/>
    </style:style>
    <style:style style:name="T17" style:family="text">
      <style:text-properties style:font-name="Calibri1" fo:font-weight="bold" officeooo:rsid="00aa909a" style:font-size-asian="10pt" style:font-weight-asian="bold" style:font-name-complex="Calibri1" style:font-size-complex="10pt" style:font-weight-complex="bold"/>
    </style:style>
    <style:style style:name="T18" style:family="text">
      <style:text-properties style:font-name="Calibri1" fo:letter-spacing="0.0126in" style:font-name-complex="Calibri1"/>
    </style:style>
    <style:style style:name="T19" style:family="text">
      <style:text-properties style:font-name="Calibri1" fo:letter-spacing="0.0126in" officeooo:rsid="006db708" style:font-name-complex="Calibri1"/>
    </style:style>
    <style:style style:name="T20" style:family="text">
      <style:text-properties style:font-name="Calibri1" fo:letter-spacing="0.0126in" officeooo:rsid="00af6150" style:font-name-complex="Calibri1"/>
    </style:style>
    <style:style style:name="T21" style:family="text">
      <style:text-properties style:font-name="Calibri1" fo:letter-spacing="0.0126in" officeooo:rsid="00b226a8" style:font-name-complex="Calibri1"/>
    </style:style>
    <style:style style:name="T22" style:family="text">
      <style:text-properties style:font-name="Calibri1" fo:letter-spacing="0.0126in" fo:font-weight="bold" style:font-weight-asian="bold" style:font-name-complex="Calibri1"/>
    </style:style>
    <style:style style:name="T23" style:family="text">
      <style:text-properties style:font-name="Calibri1" fo:letter-spacing="0.0126in" fo:font-weight="bold" style:font-weight-asian="bold" style:font-name-complex="Calibri1" style:font-weight-complex="bold"/>
    </style:style>
    <style:style style:name="T24" style:family="text">
      <style:text-properties style:font-name="Calibri1" fo:letter-spacing="0.0126in" fo:font-weight="bold" officeooo:rsid="00d98177" style:font-weight-asian="bold" style:font-name-complex="Calibri1"/>
    </style:style>
    <style:style style:name="T25" style:family="text">
      <style:text-properties style:font-name="Calibri1" fo:font-weight="normal" officeooo:rsid="008390c4" style:font-weight-asian="normal" style:font-name-complex="Calibri1" style:font-style-complex="italic" style:font-weight-complex="normal"/>
    </style:style>
    <style:style style:name="T26" style:family="text">
      <style:text-properties style:font-name="Calibri1" fo:font-weight="normal" officeooo:rsid="00b92638" style:font-weight-asian="normal" style:font-name-complex="Calibri1" style:font-style-complex="italic" style:font-weight-complex="normal"/>
    </style:style>
    <style:style style:name="T27" style:family="text">
      <style:text-properties style:font-name="Calibri1" fo:font-weight="normal" officeooo:rsid="007d6996" style:font-size-asian="10pt" style:font-weight-asian="normal" style:font-name-complex="Calibri1" style:font-size-complex="10pt" style:font-weight-complex="normal"/>
    </style:style>
    <style:style style:name="T28" style:family="text">
      <style:text-properties style:font-name="Calibri1" fo:font-weight="normal" officeooo:rsid="00d050a4" style:font-size-asian="10pt" style:font-weight-asian="normal" style:font-name-complex="Calibri1" style:font-size-complex="10pt" style:font-weight-complex="normal"/>
    </style:style>
    <style:style style:name="T29" style:family="text">
      <style:text-properties style:font-name="Calibri1" fo:font-weight="normal" officeooo:rsid="00d2dd7b" style:font-size-asian="10pt" style:font-weight-asian="normal" style:font-name-complex="Calibri1" style:font-size-complex="10pt" style:font-weight-complex="normal"/>
    </style:style>
    <style:style style:name="T30" style:family="text">
      <style:text-properties style:font-name="Calibri1" officeooo:rsid="002571ed" style:font-size-asian="10pt" style:font-name-complex="Calibri1" style:font-size-complex="10pt"/>
    </style:style>
    <style:style style:name="T31" style:family="text">
      <style:text-properties style:font-name="Calibri1" officeooo:rsid="0025aacf" style:font-size-asian="10pt" style:font-name-complex="Calibri1" style:font-size-complex="10pt"/>
    </style:style>
    <style:style style:name="T32" style:family="text">
      <style:text-properties style:font-name="Calibri1" officeooo:rsid="00265cc0" style:font-size-asian="10pt" style:font-name-complex="Calibri1" style:font-size-complex="10pt"/>
    </style:style>
    <style:style style:name="T33" style:family="text">
      <style:text-properties style:font-name="Calibri1" fo:font-size="10pt" style:font-size-asian="10pt" style:font-name-complex="Calibri1" style:font-size-complex="10pt"/>
    </style:style>
    <style:style style:name="T34" style:family="text">
      <style:text-properties style:font-name="Calibri1" fo:font-size="10pt" officeooo:rsid="006bb441" style:font-size-asian="10pt" style:font-name-complex="Calibri1" style:font-size-complex="10pt"/>
    </style:style>
    <style:style style:name="T35" style:family="text">
      <style:text-properties style:font-name="Calibri1" fo:font-size="10pt" officeooo:rsid="00c41253" style:font-size-asian="10pt" style:font-name-complex="Calibri1" style:font-size-complex="10pt"/>
    </style:style>
    <style:style style:name="T36" style:family="text">
      <style:text-properties style:font-name="Calibri1" fo:font-size="10pt" officeooo:rsid="00dd28c3" style:font-size-asian="10pt" style:font-name-complex="Calibri1" style:font-size-complex="10pt"/>
    </style:style>
    <style:style style:name="T37" style:family="text">
      <style:text-properties style:font-name="Calibri1" fo:font-size="10pt" fo:font-weight="normal" style:font-size-asian="10pt" style:font-weight-asian="normal" style:font-name-complex="Calibri1" style:font-size-complex="10pt" style:font-weight-complex="normal"/>
    </style:style>
    <style:style style:name="T38" style:family="text">
      <style:text-properties style:font-name="Calibri1" fo:font-size="10pt" fo:font-weight="normal" officeooo:rsid="006bb441" style:font-size-asian="10pt" style:font-weight-asian="normal" style:font-name-complex="Calibri1" style:font-size-complex="10pt" style:font-weight-complex="normal"/>
    </style:style>
    <style:style style:name="T39" style:family="text">
      <style:text-properties style:font-name="Calibri1" fo:font-size="10pt" fo:font-weight="normal" officeooo:rsid="00cb7411" style:font-size-asian="10pt" style:font-weight-asian="normal" style:font-name-complex="Calibri1" style:font-size-complex="10pt" style:font-weight-complex="normal"/>
    </style:style>
    <style:style style:name="T40" style:family="text"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41" style:family="text">
      <style:text-properties style:font-name="Calibri1" fo:font-size="10pt" fo:font-weight="bold" officeooo:rsid="006bb441" style:font-size-asian="10pt" style:font-weight-asian="bold" style:font-name-complex="Calibri1" style:font-size-complex="10pt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d516c1" style:font-weight-asian="bold" style:font-weight-complex="bold"/>
    </style:style>
    <style:style style:name="T44" style:family="text">
      <style:text-properties fo:font-weight="bold" officeooo:rsid="00d958c5" style:font-weight-asian="bold" style:font-weight-complex="bold"/>
    </style:style>
    <style:style style:name="T45" style:family="text">
      <style:text-properties fo:font-weight="bold" style:font-weight-asian="bold" style:font-name-complex="Calibri1"/>
    </style:style>
    <style:style style:name="T46" style:family="text">
      <style:text-properties fo:font-weight="bold" style:font-weight-asian="bold" style:font-name-complex="Calibri1" style:font-weight-complex="bold"/>
    </style:style>
    <style:style style:name="T47" style:family="text">
      <style:text-properties fo:font-weight="bold" officeooo:rsid="00975e1c" style:font-weight-asian="bold" style:font-name-complex="Calibri1" style:font-weight-complex="bold"/>
    </style:style>
    <style:style style:name="T48" style:family="text">
      <style:text-properties fo:font-weight="bold" officeooo:rsid="00965846" style:font-weight-asian="bold" style:font-name-complex="Calibri1" style:font-weight-complex="bold"/>
    </style:style>
    <style:style style:name="T49" style:family="text">
      <style:text-properties fo:font-weight="bold" officeooo:rsid="00bfc1e4" style:font-weight-asian="bold" style:font-name-complex="Calibri1" style:font-weight-complex="bold"/>
    </style:style>
    <style:style style:name="T50" style:family="text">
      <style:text-properties fo:font-weight="bold" officeooo:rsid="00c1c0a7" style:font-weight-asian="bold" style:font-name-complex="Calibri1" style:font-weight-complex="bold"/>
    </style:style>
    <style:style style:name="T51" style:family="text">
      <style:text-properties fo:font-weight="bold" officeooo:rsid="00dd28c3" style:font-weight-asian="bold" style:font-name-complex="Calibri1"/>
    </style:style>
    <style:style style:name="T52" style:family="text">
      <style:text-properties style:text-position="super 58%" officeooo:rsid="00b8fc03"/>
    </style:style>
    <style:style style:name="T53" style:family="text">
      <style:text-properties style:text-position="super 58%" fo:font-weight="bold" style:font-weight-asian="bold" style:font-name-complex="Calibri1" style:font-weight-complex="bold"/>
    </style:style>
    <style:style style:name="T54" style:family="text">
      <style:text-properties officeooo:rsid="00405a11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822b08" style:font-weight-asian="normal" style:font-weight-complex="normal"/>
    </style:style>
    <style:style style:name="T57" style:family="text">
      <style:text-properties fo:font-weight="normal" officeooo:rsid="00b92638" style:font-weight-asian="normal" style:font-weight-complex="normal"/>
    </style:style>
    <style:style style:name="T58" style:family="text">
      <style:text-properties fo:font-weight="normal" officeooo:rsid="008390c4" style:font-weight-asian="normal" style:font-weight-complex="normal"/>
    </style:style>
    <style:style style:name="T59" style:family="text">
      <style:text-properties fo:font-weight="normal" officeooo:rsid="00bb2615" style:font-weight-asian="normal" style:font-weight-complex="normal"/>
    </style:style>
    <style:style style:name="T60" style:family="text">
      <style:text-properties fo:font-weight="normal" officeooo:rsid="00975e1c" style:font-weight-asian="normal" style:font-name-complex="Calibri1" style:font-weight-complex="normal"/>
    </style:style>
    <style:style style:name="T61" style:family="text">
      <style:text-properties fo:font-weight="normal" officeooo:rsid="00a14397" style:font-weight-asian="normal" style:font-name-complex="Calibri1" style:font-weight-complex="normal"/>
    </style:style>
    <style:style style:name="T62" style:family="text">
      <style:text-properties fo:font-weight="normal" officeooo:rsid="00965846" style:font-weight-asian="normal" style:font-name-complex="Calibri1" style:font-weight-complex="normal"/>
    </style:style>
    <style:style style:name="T63" style:family="text">
      <style:text-properties fo:font-weight="normal" officeooo:rsid="00c30ca3" style:font-weight-asian="normal" style:font-name-complex="Calibri1" style:font-weight-complex="normal"/>
    </style:style>
    <style:style style:name="T64" style:family="text">
      <style:text-properties fo:font-size="10pt" fo:font-style="italic" style:font-size-asian="10pt" style:font-style-asian="italic" style:font-size-complex="10pt" style:font-style-complex="italic"/>
    </style:style>
    <style:style style:name="T65" style:family="text">
      <style:text-properties fo:font-size="10pt" style:font-size-asian="10pt" style:font-name-complex="Calibri1" style:font-size-complex="10pt"/>
    </style:style>
    <style:style style:name="T66" style:family="text">
      <style:text-properties fo:font-size="10pt" officeooo:rsid="00c41253" style:font-size-asian="10pt" style:font-name-complex="Calibri1" style:font-size-complex="10pt"/>
    </style:style>
    <style:style style:name="T67" style:family="text">
      <style:text-properties fo:font-size="10pt" fo:font-weight="bold" style:font-size-asian="10pt" style:font-weight-asian="bold" style:font-name-complex="Calibri1" style:font-size-complex="10pt" style:font-weight-complex="bold"/>
    </style:style>
    <style:style style:name="T68" style:family="text">
      <style:text-properties fo:font-size="16pt" fo:font-weight="bold" officeooo:rsid="0030497a" style:font-size-asian="16pt" style:font-weight-asian="bold" style:font-size-complex="16pt" style:font-weight-complex="bold"/>
    </style:style>
    <style:style style:name="T69" style:family="text">
      <style:text-properties officeooo:rsid="00842298"/>
    </style:style>
    <style:style style:name="T70" style:family="text">
      <style:text-properties fo:color="#000000" style:font-name="Calibri" fo:font-size="10pt" style:text-underline-style="none" style:font-size-asian="10pt" style:font-size-complex="10pt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0c30ca3" style:font-style-asian="italic" style:font-style-complex="italic"/>
    </style:style>
    <style:style style:name="T73" style:family="text">
      <style:text-properties fo:font-style="italic" officeooo:rsid="00842298" style:font-style-asian="italic" style:font-style-complex="italic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style:font-name="Calibri" fo:font-size="10pt" style:font-size-asian="10pt" style:font-size-complex="10pt"/>
    </style:style>
    <style:style style:name="T76" style:family="text">
      <style:text-properties style:font-name="Calibri" fo:font-size="10pt" officeooo:rsid="00b8cfa2" style:font-size-asian="10pt" style:font-size-complex="10pt"/>
    </style:style>
    <style:style style:name="T77" style:family="text">
      <style:text-properties style:font-name="Calibri" fo:font-size="16pt" fo:font-weight="bold" officeooo:rsid="0030497a" style:font-size-asian="16pt" style:font-weight-asian="bold" style:font-size-complex="16pt" style:font-weight-complex="bold"/>
    </style:style>
    <style:style style:name="T78" style:family="text">
      <style:text-properties style:font-name="Calibri" fo:font-size="18pt" fo:font-weight="bold" officeooo:rsid="0030497a" style:font-size-asian="18pt" style:font-weight-asian="bold" style:font-size-complex="18pt" style:font-weight-complex="bold"/>
    </style:style>
    <style:style style:name="T79" style:family="text">
      <style:text-properties officeooo:rsid="00b8fc03"/>
    </style:style>
    <style:style style:name="T80" style:family="text">
      <style:text-properties style:font-name-complex="Calibri1"/>
    </style:style>
    <style:style style:name="T81" style:family="text">
      <style:text-properties officeooo:rsid="00965846" style:font-name-complex="Calibri1"/>
    </style:style>
    <style:style style:name="T82" style:family="text">
      <style:text-properties officeooo:rsid="00bfc1e4" style:font-name-complex="Calibri1"/>
    </style:style>
    <style:style style:name="T83" style:family="text">
      <style:text-properties officeooo:rsid="008842b8" style:font-name-complex="Calibri1"/>
    </style:style>
    <style:style style:name="T84" style:family="text">
      <style:text-properties officeooo:rsid="0087f163" style:font-name-complex="Calibri1"/>
    </style:style>
    <style:style style:name="T85" style:family="text">
      <style:text-properties officeooo:rsid="00397b62" style:font-name-complex="Calibri1"/>
    </style:style>
    <style:style style:name="T86" style:family="text">
      <style:text-properties officeooo:rsid="008bfd6c" style:font-name-complex="Calibri1"/>
    </style:style>
    <style:style style:name="T87" style:family="text">
      <style:text-properties officeooo:rsid="00389fbd" style:font-name-complex="Calibri1"/>
    </style:style>
    <style:style style:name="T88" style:family="text">
      <style:text-properties officeooo:rsid="00c1c0a7" style:font-name-complex="Calibri1"/>
    </style:style>
    <style:style style:name="T89" style:family="text">
      <style:text-properties officeooo:rsid="00cccca6" style:font-name-complex="Calibri1"/>
    </style:style>
    <style:style style:name="T90" style:family="text">
      <style:text-properties officeooo:rsid="00db96e0" style:font-name-complex="Calibri1"/>
    </style:style>
    <style:style style:name="T91" style:family="text">
      <style:text-properties officeooo:rsid="00b92638"/>
    </style:style>
    <style:style style:name="T92" style:family="text">
      <style:text-properties style:font-weight-complex="bold"/>
    </style:style>
    <style:style style:name="T93" style:family="text">
      <style:text-properties officeooo:rsid="00b92638" style:font-weight-complex="bold"/>
    </style:style>
    <style:style style:name="T94" style:family="text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T95" style:family="text">
      <style:text-properties officeooo:rsid="00d516c1"/>
    </style:style>
    <style:style style:name="T96" style:family="text">
      <style:text-properties officeooo:rsid="00d958c5"/>
    </style:style>
    <style:style style:name="T97" style:family="text">
      <style:text-properties fo:letter-spacing="0.0126in" style:font-name-complex="Calibri1"/>
    </style:style>
    <style:style style:name="T98" style:family="text">
      <style:text-properties fo:letter-spacing="0.0126in" officeooo:rsid="00b226a8" style:font-name-complex="Calibri1"/>
    </style:style>
    <style:style style:name="T99" style:family="text">
      <style:text-properties fo:letter-spacing="0.0126in" officeooo:rsid="006db708" style:font-name-complex="Calibri1"/>
    </style:style>
    <style:style style:name="T100" style:family="text">
      <style:text-properties fo:letter-spacing="0.0126in" officeooo:rsid="00af6150" style:font-name-complex="Calibri1"/>
    </style:style>
    <style:style style:name="T101" style:family="text">
      <style:text-properties fo:letter-spacing="0.0126in" officeooo:rsid="00d9d324" style:font-name-complex="Calibri1"/>
    </style:style>
    <style:style style:name="T102" style:family="text">
      <style:text-properties fo:letter-spacing="0.0126in" fo:font-weight="bold" style:font-weight-asian="bold" style:font-name-complex="Calibri1"/>
    </style:style>
    <style:style style:name="T103" style:family="text">
      <style:text-properties fo:letter-spacing="0.0126in" fo:font-weight="bold" officeooo:rsid="00d98177" style:font-weight-asian="bold" style:font-name-complex="Calibri1"/>
    </style:style>
    <style:style style:name="T104" style:family="text">
      <style:text-properties fo:letter-spacing="0.0126in" fo:font-weight="bold" officeooo:rsid="00db96e0" style:font-weight-asian="bold" style:font-name-complex="Calibri1"/>
    </style:style>
    <style:style style:name="T105" style:family="text">
      <style:text-properties officeooo:rsid="00df9975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8"><text:span text:style-name="T79">3209 E. 10</text:span><text:span text:style-name="T52">th</text:span><text:span text:style-name="T79"> st., Apt. E7, </text:span>Bloomington, <text:span text:style-name="T54">IN </text:span>47408.</text:p>
          </table:table-cell>
          <table:table-cell table:style-name="Table1.A1" table:number-columns-spanned="2" office:value-type="string">
            <text:p text:style-name="P25"><text:span text:style-name="T68"><text:s text:c="3"/></text:span><text:span text:style-name="T77">RAHUL PASUNURI</text:span><text:span text:style-name="T78"> </text:span><text:span text:style-name="T75">https://</text:span><text:span text:style-name="T76">linkedin.com/in/rahulpasunuri</text:span></text:p>
          </table:table-cell>
          <table:covered-table-cell/>
          <table:table-cell table:style-name="Table1.A1" office:value-type="string">
            <text:p text:style-name="P19"><text:s/><text:span text:style-name="T91">(</text:span>812<text:span text:style-name="T91">)</text:span> 369-7646</text:p>
            <text:p text:style-name="P9"><text:span text:style-name="T75"><text:s/></text:span><text:a xlink:type="simple" xlink:href="mailto:rahupasu@indiana.edu"><text:span text:style-name="T70">rahupasu@indiana.edu</text:span></text:a></text:p>
          </table:table-cell>
        </table:table-row>
        <table:table-row table:style-name="Table1.2">
          <table:table-cell table:style-name="Table1.A2" table:number-columns-spanned="4" office:value-type="string">
            <text:p text:style-name="P14">Employment<draw:connector text:anchor-type="char" draw:z-index="3" draw:style-name="gr1" draw:text-style-name="P45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4"><text:span text:style-name="T93">School of Informatics &amp; Computing</text:span><text:span text:style-name="T57">, Bloomington, </text:span><text:span text:style-name="T59">IN.</text:span></text:p>
          </table:table-cell>
          <table:covered-table-cell/>
          <table:covered-table-cell/>
          <table:table-cell table:style-name="Table1.D3" office:value-type="string">
            <text:p text:style-name="P11"><text:span text:style-name="T5">August</text:span><text:span text:style-name="T7"> 201</text:span><text:span text:style-name="T5">4</text:span><text:span text:style-name="T7"> – </text:span><text:span text:style-name="T8">Present</text:span></text:p>
          </table:table-cell>
        </table:table-row>
        <table:table-row table:style-name="Table1.3">
          <table:table-cell table:style-name="Table1.A4" table:number-columns-spanned="4" office:value-type="string">
            <text:p text:style-name="P23">Associate Instructor.</text:p>
            <text:list xml:id="list6279039703423551535" text:style-name="WW8Num4">
              <text:list-item>
                <text:p text:style-name="P26"><text:span text:style-name="T30">Associate Instructor for </text:span><text:span text:style-name="T31">the</text:span><text:span text:style-name="T32"> </text:span><text:span text:style-name="T31">course </text:span><text:span text:style-name="T16">I</text:span><text:span text:style-name="T17">nformation</text:span><text:span text:style-name="T16"> I</text:span><text:span text:style-name="T17">nfrastructure</text:span><text:span text:style-name="T27"> </text:span><text:span text:style-name="T16">II. </text:span><text:span text:style-name="T28">(</text:span><text:span text:style-name="T29">P</text:span><text:span text:style-name="T28">ython, </text:span><text:span text:style-name="T29">CGI</text:span><text:span text:style-name="T28">, </text:span><text:span text:style-name="T29">T</text:span><text:span text:style-name="T28">-SQL)</text:span></text:p>
                <text:p text:style-name="P28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3" office:value-type="string">
            <text:p text:style-name="P5"><text:span text:style-name="T92">S&amp;P Capital IQ</text:span><text:span text:style-name="T55">, </text:span><text:span text:style-name="T57">Gurgaon, India.</text:span></text:p>
          </table:table-cell>
          <table:covered-table-cell/>
          <table:covered-table-cell/>
          <table:table-cell table:style-name="Table1.D5" office:value-type="string">
            <text:p text:style-name="P10"><text:span text:style-name="T5">J</text:span><text:span text:style-name="T1">ul</text:span><text:span text:style-name="T6">y</text:span><text:span text:style-name="T1"> 2013 – </text:span><text:span text:style-name="T6">July 2014</text:span></text:p>
          </table:table-cell>
        </table:table-row>
        <table:table-row table:style-name="Table1.6">
          <table:table-cell table:style-name="Table1.A6" table:number-columns-spanned="4" office:value-type="string">
            <text:p text:style-name="P24">Software Engineer.</text:p>
            <text:list xml:id="list190119619312097" text:continue-numbering="true" text:style-name="WW8Num4">
              <text:list-item>
                <text:p text:style-name="P31"><text:span text:style-name="T10">D</text:span><text:span text:style-name="T2">eveloping a system to do </text:span><text:span text:style-name="T13">Auto Extraction</text:span><text:span text:style-name="T3"> of Financial Data from documents </text:span><text:span text:style-name="T4">of various </text:span></text:p>
                <text:p text:style-name="P31"><text:span text:style-name="T4"><text:s text:c="8"/>formats like PDF, Excel, T</text:span><text:span text:style-name="T9">e</text:span><text:span text:style-name="T4">xt, XML</text:span><text:span text:style-name="T3">.</text:span></text:p>
              </text:list-item>
              <text:list-item>
                <text:p text:style-name="P32"><text:span text:style-name="T38">Implemented a system for the </text:span><text:span text:style-name="T41">e</text:span><text:span text:style-name="T40">xtraction of text</text:span><text:span text:style-name="T37"> </text:span><text:span text:style-name="T33">from PDF documents</text:span><text:span text:style-name="T34">, while preserving </text:span><text:span text:style-name="T36">the</text:span></text:p>
                <text:p text:style-name="P32"><text:span text:style-name="T34"><text:s text:c="8"/></text:span><text:span text:style-name="T41">reading order</text:span><text:span text:style-name="T38">, </text:span><text:span text:style-name="T39">with the help of</text:span><text:span text:style-name="T38"> various open-source projects.</text:span></text:p>
              </text:list-item>
            </text:list>
            <text:p text:style-name="P21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2" office:value-type="string">
            <text:p text:style-name="P13"><text:span text:style-name="T14">Yahoo! </text:span><text:span text:style-name="T15">Inc</text:span><text:span text:style-name="T25">, </text:span><text:span text:style-name="T26">Bangalore, India.</text:span></text:p>
          </table:table-cell>
          <table:covered-table-cell/>
          <table:table-cell table:style-name="Table1.C7" table:number-columns-spanned="2" office:value-type="string">
            <text:p text:style-name="P12"><text:span text:style-name="T7">Summer</text:span><text:span text:style-name="T6"> 201</text:span><text:span text:style-name="T7">2</text:span></text:p>
          </table:table-cell>
          <table:covered-table-cell/>
        </table:table-row>
        <table:table-row table:style-name="Table1.8">
          <table:table-cell table:style-name="Table1.A8" table:number-columns-spanned="4" office:value-type="string">
            <text:p text:style-name="P22"><text:span text:style-name="T55">Software Engineer, Intern</text:span><text:span text:style-name="T58">.</text:span></text:p>
            <text:list xml:id="list190119619253170" text:continue-numbering="true" text:style-name="WW8Num4">
              <text:list-item>
                <text:p text:style-name="P27"><text:span text:style-name="T1">Creation of a </text:span><text:span text:style-name="T11">testing framework</text:span><text:span text:style-name="T1"> for a system (called ‘Duplo’), which dynamically handles <text:s/></text:span></text:p>
                <text:p text:style-name="P27"><text:span text:style-name="T1"><text:s text:c="8"/>feature phone requests.</text:span></text:p>
                <text:p text:style-name="P29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9" table:number-columns-spanned="4" office:value-type="string">
            <text:p text:style-name="P16">Education<draw:connector text:anchor-type="char" draw:z-index="4" draw:style-name="gr1" draw:text-style-name="P45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4" office:value-type="string">
            <text:p text:style-name="P1"><text:span text:style-name="T42">Indiana University</text:span>, <text:span text:style-name="T42">Bloomington</text:span>, IN <text:s text:c="62"/><text:span text:style-name="T56">August 2014 - Present</text:span></text:p>
            <text:p text:style-name="P1"><text:span text:style-name="T71">Master of Science in </text:span><text:span text:style-name="T74">Computer Science</text:span><text:span text:style-name="T71">.</text:span></text:p>
            <text:p text:style-name="P6">Cumulative GPA: <text:span text:style-name="T43">4.0</text:span> (on scale of <text:span text:style-name="T95">4</text:span>).</text:p>
            <text:p text:style-name="P6"/>
            <text:p text:style-name="P2"><text:span text:style-name="T42">Indian Institute of Technology</text:span> – Guwahati (<text:span text:style-name="T42">IIT – Guwahati</text:span>) <text:s text:c="20"/><text:span text:style-name="T69">August 2009 – May 2013</text:span> <text:s text:c="12"/></text:p>
            <text:p text:style-name="P3"><text:span text:style-name="T71">Bachelor of Technology </text:span><text:span text:style-name="T72">in </text:span><text:span text:style-name="T71">Computer Science and En</text:span><text:span text:style-name="T73">gineering.</text:span></text:p>
            <text:p text:style-name="P7"><text:span text:style-name="T73">Cumulative GPA: </text:span><text:span text:style-name="T44">7.48</text:span><text:span text:style-name="T73"> (on scale of </text:span><text:span text:style-name="T96">10</text:span><text:span text:style-name="T73">).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4" office:value-type="string">
            <text:p text:style-name="Text_20_body"><text:span text:style-name="T94">Academic Projects </text:span>(<text:span text:style-name="T64">https://github.com/rahulpasunuri/</text:span>)<draw:connector text:anchor-type="char" draw:z-index="0" draw:style-name="gr1" draw:text-style-name="P45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4" office:value-type="string">
            <text:list xml:id="list190120918000694" text:continue-numbering="true" text:style-name="WW8Num4">
              <text:list-item>
                <text:p text:style-name="P39"><text:span text:style-name="T80">Developed a </text:span><text:span text:style-name="T46">sentiment classifier</text:span><text:span text:style-name="T80"> to deduce the sentiment of user reviews on movies </text:span><text:span text:style-name="T90">using</text:span></text:p>
                <text:p text:style-name="P39"><text:span text:style-name="T80"><text:s text:c="8"/>various machine learning techniques.</text:span></text:p>
              </text:list-item>
              <text:list-item>
                <text:p text:style-name="P39">Implemented a fully functional <text:span text:style-name="T42">port scanner</text:span>, which can infer status of ports using various </text:p>
                <text:p text:style-name="P39"><text:s text:c="8"/>TCP and UDP scan techniques, <text:span text:style-name="T105">done </text:span>in a multi-threaded way.</text:p>
              </text:list-item>
              <text:list-item>
                <text:p text:style-name="P43"><text:span text:style-name="T66">I</text:span><text:span text:style-name="T65">mplemented a simplified version </text:span><text:span text:style-name="T67">BitTorrent client</text:span><text:span text:style-name="T65">, which can be used to transfer files </text:span></text:p>
                <text:p text:style-name="P43"><text:span text:style-name="T65"><text:s text:c="8"/>handling multiple leechers and multiple seeders.</text:span></text:p>
              </text:list-item>
              <text:list-item>
                <text:p text:style-name="P38"><text:span text:style-name="T97">Analy</text:span><text:span text:style-name="T98">zed</text:span><text:span text:style-name="T97"> of various boosting algorithms, for </text:span><text:span text:style-name="T102">Viola – Jones face </text:span><text:span text:style-name="T104">detection</text:span></text:p>
                <text:p text:style-name="P40"><text:span text:style-name="T97">method on various metrics(using OpenCV).</text:span></text:p>
              </text:list-item>
              <text:list-item>
                <text:p text:style-name="P41"><text:span text:style-name="T97">Implement</text:span><text:span text:style-name="T98">ed</text:span><text:span text:style-name="T97"> Jarvis-Patrick algorithm using </text:span><text:span text:style-name="T102">Map-Reduce</text:span><text:span text:style-name="T97"> </text:span><text:span text:style-name="T101">paradigm </text:span><text:span text:style-name="T97">in </text:span><text:span text:style-name="T102">Hadoo</text:span><text:span text:style-name="T103">p</text:span><text:span text:style-name="T99">.</text:span></text:p>
              </text:list-item>
              <text:list-item>
                <text:p text:style-name="P42"><text:span text:style-name="T97">Design</text:span><text:span text:style-name="T100">ed</text:span><text:span text:style-name="T97"> simple </text:span><text:span text:style-name="T102">OpenGL graphics</text:span><text:span text:style-name="T97"> using own procedures for Modeling,</text:span></text:p>
                <text:p text:style-name="P42"><text:span text:style-name="T97"><text:s text:c="6"/>Transformations, Clipping, Lighting </text:span><text:span text:style-name="T99">and</text:span><text:span text:style-name="T97"> z-Buffering</text:span><text:span text:style-name="T99">.</text:span></text:p>
                <text:p text:style-name="P30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4" office:value-type="string">
            <text:p text:style-name="P15">Extra-curricular Activities and Achievements<draw:connector text:anchor-type="char" draw:z-index="1" draw:style-name="gr1" draw:text-style-name="P45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4" office:value-type="string">
            <text:list xml:id="list190120098253480" text:continue-numbering="true" text:style-name="WW8Num4">
              <text:list-item>
                <text:p text:style-name="P36"><text:span text:style-name="T80">Member of </text:span><text:span text:style-name="T45">Organizing committee</text:span><text:span text:style-name="T80"> and the </text:span><text:span text:style-name="T45">Webmaster</text:span><text:span text:style-name="T80"> of Techniche-2011, North-East </text:span></text:p>
                <text:p text:style-name="P36"><text:span text:style-name="T80"><text:s text:c="7"/>India’s </text:span><text:span text:style-name="T46">largest Technical festival</text:span><text:span text:style-name="T80">, with a budget of over 6 million INR.</text:span></text:p>
              </text:list-item>
              <text:list-item>
                <text:p text:style-name="P33"><text:span text:style-name="T60">Honoured with </text:span><text:span text:style-name="T47">CBSE Merit Scholarship</text:span><text:span text:style-name="T60"> for four </text:span><text:span text:style-name="T61">consecutive </text:span><text:span text:style-name="T60">years.</text:span></text:p>
              </text:list-item>
              <text:list-item>
                <text:p text:style-name="P34"><text:span text:style-name="T80">Got into the </text:span><text:span text:style-name="T45">Top 1 %</text:span><text:span text:style-name="T80"> in both </text:span><text:span text:style-name="T45">National Physics</text:span><text:span text:style-name="T80"> </text:span><text:span text:style-name="T46">Olympiad</text:span><text:span text:style-name="T80"> (2009) and </text:span><text:span text:style-name="T45">National </text:span><text:span text:style-name="T51">Chemistry</text:span></text:p>
                <text:p text:style-name="P44"><text:span text:style-name="T45"><text:s text:c="10"/></text:span><text:span text:style-name="T46">Olympiad</text:span><text:span text:style-name="T80"> (2010), competing against around 40,000 people.</text:span></text:p>
              </text:list-item>
              <text:list-item>
                <text:p text:style-name="P35"><text:span text:style-name="T80">Secured </text:span><text:span text:style-name="T46">19</text:span><text:span text:style-name="T53">th</text:span><text:span text:style-name="T80"> rank in Sir C.V. RAMAN ‘</text:span><text:span text:style-name="T45">YOUNG GENIUS’ AWARDS</text:span><text:span text:style-name="T80"> (2006-2007).</text:span></text:p>
              </text:list-item>
              <text:list-item>
                <text:p text:style-name="P35"><text:span text:style-name="T81">Secured a rank of </text:span><text:span text:style-name="T48">1124 </text:span><text:span text:style-name="T62">out of </text:span><text:span text:style-name="T60">0.5 million students in the exam </text:span><text:span text:style-name="T47">IIT-JEE</text:span><text:span text:style-name="T60">.</text:span></text:p>
              </text:list-item>
              <text:list-item>
                <text:p text:style-name="P37">All India Rank of <text:span text:style-name="T42">149 </text:span>(of .70 million) in AIEEE (All India Engineering Entrance Examination)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5" table:number-columns-spanned="4" office:value-type="string">
            <text:p text:style-name="P8"/>
            <text:p text:style-name="P17">Technical Skills<draw:connector text:anchor-type="char" draw:z-index="2" draw:style-name="gr1" draw:text-style-name="P45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p text:style-name="P20"><text:span text:style-name="T49">Languages:</text:span><text:span text:style-name="T82"> </text:span><text:span text:style-name="T83">C; C++</text:span><text:span text:style-name="T80">; C#.</text:span><text:span text:style-name="T84">NET</text:span><text:span text:style-name="T80">; </text:span><text:span text:style-name="T85">T-</text:span><text:span text:style-name="T80">SQL; </text:span><text:span text:style-name="T83">Python</text:span><text:span text:style-name="T80">; PHP; </text:span><text:span text:style-name="T83">Java</text:span><text:span text:style-name="T80">; HTML; </text:span><text:span text:style-name="T86">Bash; </text:span><text:span text:style-name="T82">XML,</text:span><text:span text:style-name="T89">JavaScript,</text:span><text:span text:style-name="T63">.</text:span></text:p>
            <text:p text:style-name="P20"><text:span text:style-name="T50">Tools &amp; Utilities:</text:span><text:span text:style-name="T88"> Visual Studio; Microsoft SQL Server; </text:span><text:span text:style-name="T87">Joomla</text:span><text:span text:style-name="T88">; PHPUnit; LaTeX; Dreamweaver.</text:span></text:p>
            <text:p text:style-name="P20"><text:span text:style-name="T50">Platforms:</text:span><text:span text:style-name="T88"> Linux, Microsoft Windows.</text:span></text:p>
          </table:table-cell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05in" fo:margin-right="0in" fo:text-align="justify" style:justify-single-word="false" fo:text-indent="0in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in" fo:margin-bottom="0.3055in" style:contextual-spacing="false" style:line-height-at-least="0.1665in" fo:text-align="center" style:justify-single-word="false"/>
      <style:text-properties fo:text-transform="uppercase" style:font-name="Garamond" fo:font-family="Garamond" style:font-family-generic="roman" style:font-pitch="variable" fo:font-size="22pt" fo:letter-spacing="0.0555in" style:font-size-asian="22pt" style:font-name-complex="Garamond" style:font-family-complex="Garamond" style:font-family-generic-complex="roman" style:font-pitch-complex="variable" style:font-size-complex="10pt"/>
    </style:style>
    <style:style style:name="Achievement" style:family="paragraph" style:parent-style-name="Text_20_body" style:list-style-name="WW8Num4">
      <style:paragraph-properties fo:margin-left="0.1752in" fo:margin-right="0in" fo:margin-top="0in" fo:margin-bottom="0in" style:contextual-spacing="false" fo:text-indent="-0.1252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style:font-name="Garamond" fo:font-family="Garamond" style:font-family-generic="roman" style:font-pitch="variable" fo:font-size="7.5pt" fo:letter-spacing="0.0209in" style:font-size-asian="7.5pt" style:font-name-complex="Garamond" style:font-family-complex="Garamond" style:font-family-generic-complex="roman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62in" fo:text-indent="-0.25in" fo:margin-left="0.636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1362in" fo:text-indent="-0.25in" fo:margin-left="1.136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6362in" fo:text-indent="-0.25in" fo:margin-left="1.636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6362in" fo:text-indent="-0.25in" fo:margin-left="2.636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362in" fo:text-indent="-0.25in" fo:margin-left="3.1362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362in" fo:text-indent="-0.25in" fo:margin-left="4.636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Rahul</meta:initial-creator>
    <meta:creation-date>2011-12-28T08:42:00</meta:creation-date>
    <dc:creator>rahul </dc:creator>
    <dc:date>2015-01-03T19:01:19.095922164</dc:date>
    <meta:print-date>2013-11-14T21:33:00</meta:print-date>
    <meta:editing-cycles>450</meta:editing-cycles>
    <meta:editing-duration>PT11H30M57S</meta:editing-duration>
    <meta:generator>LibreOffice/4.2.6.3$Linux_X86_64 LibreOffice_project/420m0$Build-3</meta:generator>
    <meta:document-statistic meta:table-count="1" meta:image-count="0" meta:object-count="0" meta:page-count="3" meta:paragraph-count="56" meta:word-count="422" meta:character-count="2986" meta:non-whitespace-character-count="2463"/>
  </office:meta>
</office:document-meta>
</file>